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list-style-name="L1">
      <style:text-properties style:font-name="Times New Roman" fo:font-size="12pt" style:font-size-asian="12pt" style:font-size-complex="12pt"/>
    </style:style>
    <style:style style:name="T1" style:family="text">
      <style:text-properties style:font-name="Times New Roman"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butveckling</text:p>
      <text:p text:style-name="P2">Namn: Daniel Nordahl</text:p>
      <text:p text:style-name="P2">Klass: SJK16G Systemutvecklare Java</text:p>
      <text:p text:style-name="Preformatted_20_Text"><text:span text:style-name="T1">Hemsida: </text:span><text:a xlink:type="simple" xlink:href="http://kompis.zocomutbildning.se/" text:style-name="Internet_20_link" text:visited-style-name="Visited_20_Internet_20_Link"><text:span text:style-name="T1">http://kompis.zocomutbildning.se/</text:span></text:a></text:p>
      <text:p text:style-name="Preformatted_20_Text"><text:span text:style-name="T1">Linkedin:</text:span><text:a xlink:type="simple" xlink:href="https://se.linkedin.com/in/daniel-nordahl-2550a6138" text:style-name="Internet_20_link" text:visited-style-name="Visited_20_Internet_20_Link"><text:span text:style-name="T1">https://se.linkedin.com/in/daniel-nordahl-2550a6138</text:span></text:a></text:p>
      <text:p text:style-name="P2"/>
      <text:p text:style-name="P2">Kompis är en hemsida som går ut på att man sätta upp sig på arbetspass inom läxhjälp samt barnpassning. Är man intresserad utav att nyttja dessa tjänster kan man även gå in och boka dessa direkt via hemsidan. </text:p>
      <text:p text:style-name="P2"/>
      <text:p text:style-name="P2">Jag har använt mig utav följande: </text:p>
      <text:list xml:id="list4569879423537905958" text:style-name="L1">
        <text:list-item>
          <text:p text:style-name="P3">HTML</text:p>
        </text:list-item>
        <text:list-item>
          <text:p text:style-name="P3">CSS(inkl mediaQuaries)</text:p>
        </text:list-item>
        <text:list-item>
          <text:p text:style-name="P3">Bootstrap(Borde använt det mer)</text:p>
        </text:list-item>
        <text:list-item>
          <text:p text:style-name="P3">jQuary</text:p>
        </text:list-item>
        <text:list-item>
          <text:p text:style-name="P3">AJAX</text:p>
        </text:list-item>
      </text:list>
      <text:p text:style-name="P2"/>
      <text:p text:style-name="P2">Hemsidan är främst utvecklad för datorer men jag har lagt till mediaquaries för att anpassa sidan för olika storlekar såsom mobiltelefoner och surfplattor så att hemsidan ska vara lättillgänglig för allmänheten. </text:p>
      <text:p text:style-name="P2"/>
      <text:p text:style-name="P2">Jag har följt Lindas skiss som sedan blivit denna slutprodukt. Det är ganska stor förändring ifrån grundskissen vilket har inneburit mycket extra kodande i början utav projektet. Jag tycker att kommunikationen i gruppen har fungerat bra. Jag har gjort mitt bästa för att kunna underlätta för backend och känner att jag själv har fått den hjälp jag har behövt utav mina gruppmedlemmar. </text:p>
      <text:p text:style-name="P2"/>
      <text:p text:style-name="P2">I efterhand kan jag känna att jag absolut skulle ha använt mig mer utav bootstrap men när jag kände att jag hade fått grepp på bootstrap var det redan försent in i projektet för att ändra allt och börja om då fokus istället låg på ajax. I det stora hela är jag nöjd med min insats i projektet och jag känner att jag lämnar detta projekt bakom mig med ny värdefull kunskap och erfarenheter.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HTML"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2-16T01:20:00.17</dc:date>
    <dc:creator>Daniel Nordahl</dc:creator>
    <meta:generator>OpenOffice/4.1.3$Win32 OpenOffice.org_project/413m1$Build-9783</meta:generator>
    <meta:editing-duration>PT26M23S</meta:editing-duration>
    <meta:editing-cycles>7</meta:editing-cycles>
    <meta:document-statistic meta:table-count="0" meta:image-count="0" meta:object-count="0" meta:page-count="1" meta:paragraph-count="15" meta:word-count="236" meta:character-count="1473"/>
  </office:meta>
</office:document-meta>
</file>